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output<text:tab/>{'response_29_parent': 10, 'response_36_author_avatar_large_cache': 9, 'response_24_author_joinedAt': 11, 'response_15_author_joinedAt': 10, 'response_44_author_name': 10, 'response_10_parent': 9, 'response_48_raw_message': 2, 'response_19_author_id': 11, 'response_40_author_joinedAt': 10, 'response_34_author_profileUrl': 10, 'response_15_likes': 9, 'response_14_likes': 4, 'response_22_author_avatar_large_cache': 10, 'response_24_dislikes': 1, 'response_1_author_isPrivate': 4, 'response_12_author_avatar_small_cache': 8, 'response_17_author_username': 11, 'response_44_author_avatar_small_cache': 6, 'response_3_message': 13, 'response_30_author_disable3rdPartyTrackers': 1, 'response_25_createdAt': 11, 'response_5_author_isPrivate': 4, 'response_7_author_avatar_isCustom': 1, 'response_12_author_profileUrl': 11, 'response_34_author_avatar_small_permalink': 10, 'response_46_author_avatar_large_cache': 2, 'response_34_points': 9, 'response_6_message': 11, 'response_6_isEdited': 8, 'response_49_createdAt': 2, 'response_44_author_avatar_permalink': 8, 'response_45_author_isPrivate': 7, 'response_1_author_location': 8, 'response_11_author_name': 11, 'response_46_author_disable3rdPartyTrackers': 1, 'response_45_likes': 9, 'response_16_dislikes': 1, 'response_1_author_avatar_permalink': 12, 'response_13_author_avatar_small_permalink': 5, 'response_23_author_disable3rdPartyTrackers': 7, 'response_27_author_profileUrl': 11, 'response_10_author_avatar_permalink': 8, 'response_35_points': 6, 'response_39_author_avatar_permalink': 10, 'response_28_author_avatar_cache': 8, 'response_1_author_username': 12, 'response_7_author_avatar_large_cache': 9, 'response_21_id': 11, 'response_27_author_avatar_permalink': 10, 'response_9_author_isPrivate': 5, 'response_28_points': 11, 'response_24_author_id': 11, 'response_48_author_joinedAt': 2, 'response_4_author_location': 2, 'response_28_likes': 5, 'response_38_author_about': 2, 'response_23_author_avatar_large_permalink': 10, 'response_39_editableUntil': 10, 'response_15_author_about': 3, 'response_3_author_username': 11, 'response_28_message': 11, 'response_5_author_avatar_large_cache': 11, 'response_12_author_avatar_permalink': 10, 'response_48_author_avatar_permalink': 2, 'response_9_moderationLabels_0': 8, 'response_35_author_username': 9, 'cursor_next': 6, 'response_1_editableUntil': 13, 'response_19_id': 11, 'response_3_likes': 10, 'response_18_author_avatar_small_cache': 4, 'response_31_raw_message': 10, 'response_6_dislikes': 1, 'response_36_likes': 6, 'response_33_author_joinedAt': 10, 'response_22_author_disable3rdPartyTrackers': 1, 'response_28_author_avatar_small_permalink': 8, 'response_13_raw_message': 11, 'response_45_id': 10, 'response_11_author_avatar_large_permalink': 10, 'response_33_author_id': 10, 'response_11_author_username': 11, 'response_35_author_profileUrl': 9, 'response_21_author_avatar_small_cache': 7, 'response_36_author_id': 10, 'response_37_author_avatar_isCustom': 3, 'response_4_author_id': 11, 'response_0_points': 9, 'response_38_author_avatar_small_cache': 9, 'response_10_author_profileUrl': 10, 'response_13_author_avatar_isCustom': 1, 'response_41_isEdited': 4, 'response_30_author_avatar_large_permalink': 10, 'response_30_author_avatar_small_cache': 9, 'response_19_author_avatar_small_cache': 10, 'response_44_editableUntil': 10, 'response_13_author_username': 11, 'response_49_author_username': 2, 'response_29_author_profileUrl': 11, 'response_21_author_avatar_small_permalink': 7, 'response_28_author_profileUrl': 11, 'response_2_author_avatar_permalink': 11, 'response_24_isEdited': 2, 'response_9_dislikes': 1, 'response_35_author_avatar_small_cache': 5, 'response_22_author_avatar_isCustom': 4, 'response_34_author_avatar_large_permalink': 10, 'response_3_dislikes': 2, 'response_24_author_avatar_small_cache': 10, 'response_46_author_joinedAt': 2, 'response_40_author_avatar_small_permalink': 6, 'response_40_author_id': 10, 'response_45_dislikes': 9, 'response_39_author_avatar_small_permalink': 10, 'response_29_author_avatar_large_cache': 11, 'response_16_points': 10, 'response_13_author_avatar_cache': 5, 'response_46_author_isPrimary': 1, <text:soft-page-break/>'response_11_points': 11, 'response_24_author_username': 11, 'response_42_author_avatar_permalink': 10, 'response_13_author_joinedAt': 11, 'response_13_author_avatar_small_cache': 5, 'response_8_editableUntil': 11, 'response_26_likes': 9, 'response_8_author_disable3rdPartyTrackers': 2, 'response_15_parent': 11, 'response_42_author_isPrivate': 6, 'response_8_author_url': 1, 'response_3_author_avatar_cache': 11, 'response_10_createdAt': 11, 'response_24_author_location': 3, 'response_12_createdAt': 11, 'response_12_author_id': 11, 'response_37_author_username': 10, 'response_5_author_joinedAt': 11, 'response_47_author_avatar_large_cache': 1, 'response_12_author_avatar_isCustom': 2, 'response_18_author_avatar_permalink': 6, 'response_37_author_location': 8, 'response_23_author_avatar_cache': 10, 'response_14_author_avatar_cache': 7, 'response_16_author_id': 11, 'response_11_author_disable3rdPartyTrackers': 1, 'response_1_author_avatar_large_cache': 12, 'response_6_author_avatar_small_permalink': 10, 'response_32_author_avatar_small_cache': 7, 'response_30_likes': 9, 'response_10_author_username': 10, 'response_32_author_name': 9, 'response_42_author_avatar_small_permalink': 10, 'response_32_parent': 10, 'response_32_isEdited': 2, 'response_23_raw_message': 11, 'response_44_author_avatar_large_permalink': 8, 'response_21_author_isAnonymous': 1, 'response_14_raw_message': 11, 'response_10_author_avatar_isCustom': 1, 'response_42_likes': 10, 'response_48_message': 2, 'response_20_author_disable3rdPartyTrackers': 1, 'response_1_author_profileUrl': 12, 'response_29_isEdited': 3, 'response_2_likes': 10, 'response_33_author_isPrivate': 6, 'response_42_editableUntil': 10, 'response_44_id': 10, 'response_45_author_profileUrl': 10, 'response_16_author_avatar_large_permalink': 10, 'response_46_author_avatar_large_permalink': 2, 'response_41_author_location': 1, 'response_15_author_disable3rdPartyTrackers': 2, 'response_44_parent': 9, 'response_17_author_url': 1, 'response_33_author_avatar_small_cache': 10, 'response_43_author_profileUrl': 10, 'response_42_author_profileUrl': 10, 'response_18_author_about': 1, 'response_0_raw_message': 13, 'response_39_message': 10, 'response_18_author_joinedAt': 11, 'response_10_author_avatar_large_permalink': 8, 'response_12_author_about': 3, 'response_12_dislikes': 2, 'response_47_author_name': 2, 'response_0_editableUntil': 13, 'response_41_author_signedUrl': 1, 'response_10_author_id': 10, 'response_34_editableUntil': 10, 'response_43_author_avatar_large_cache': 10, 'response_34_author_avatar_small_cache': 9, 'response_22_author_id': 10, 'response_19_author_profileUrl': 11, 'response_1_author_avatar_cache': 12, 'response_31_createdAt': 10, 'response_37_parent': 10, 'response_48_likes': 2, 'response_34_author_username': 10, 'response_1_parent': 7, 'response_30_id': 10, 'response_14_author_avatar_small_cache': 7, 'response_39_author_avatar_small_cache': 10, 'response_13_author_avatar_large_cache': 5, 'response_19_author_disable3rdPartyTrackers': 1, 'response_12_author_avatar_cache': 8, 'response_1_author_avatar_large_permalink': 12, 'response_22_author_username': 10, 'response_29_author_avatar_small_cache': 11, 'response_41_author_url': 1, 'response_16_parent': 8, 'response_42_dislikes': 4, 'response_38_createdAt': 10, 'response_41_author_avatar_isCustom': 4, 'response_41_id': 10, 'response_38_author_id': 8, 'response_22_author_name': 10, 'response_41_author_avatar_small_permalink': 10, 'response_41_author_avatar_small_cache': 10, 'response_8_author_location': 2, 'response_13_author_id': 11, 'response_29_author_username': 11, 'response_32_likes': 10, 'response_4_editableUntil': 11, 'response_47_parent': 2, 'response_17_likes': 6, 'response_43_points': 8, 'response_23_author_profileUrl': 11, 'response_31_author_avatar_small_permalink': 9, 'response_11_editableUntil': 11, 'response_31_message': 10, 'response_43_parent': 6, 'response_35_author_avatar_small_permalink': 6, 'response_35_author_id': 9, 'response_36_author_avatar_permalink': 10, 'response_41_editableUntil': 10, <text:soft-page-break/>'response_27_parent': 7, 'response_21_author_emailHash': 1, 'response_25_likes': 11, 'response_18_author_disable3rdPartyTrackers': 6, 'response_29_author_avatar_cache': 11, 'response_36_author_profileUrl': 10, 'response_38_author_emailHash': 2, 'response_2_author_avatar_cache': 11, 'response_33_author_avatar_isCustom': 6, 'response_30_points': 8, 'response_17_points': 8, 'response_9_author_avatar_large_permalink': 11, 'response_1_createdAt': 13, 'response_15_author_profileUrl': 10, 'response_41_parent': 10, 'response_39_dislikes': 1, 'response_6_author_avatar_permalink': 10, 'response_30_author_avatar_cache': 9, 'response_33_author_disable3rdPartyTrackers': 6, 'response_33_author_avatar_permalink': 10, 'response_23_parent': 8, 'response_19_dislikes': 5, 'response_6_author_id': 10, 'response_25_editableUntil': 11, 'response_11_likes': 11, 'response_47_author_avatar_isCustom': 1, 'response_9_likes': 10, 'response_32_dislikes': 1, 'response_13_author_avatar_permalink': 5, 'response_26_author_id': 11, 'response_39_points': 9, 'response_5_author_name': 11, 'response_5_author_username': 11, 'response_23_points': 10, 'response_18_message': 11, 'response_34_author_joinedAt': 10, 'response_44_raw_message': 10, 'response_2_author_avatar_large_permalink': 11, 'response_17_dislikes': 4, 'response_49_dislikes': 1, 'response_48_author_avatar_cache': 2, 'response_21_raw_message': 11, 'response_16_author_profileUrl': 11, 'response_49_id': 2, 'response_11_author_joinedAt': 11, 'response_20_author_avatar_cache': 10, 'response_48_author_id': 2, 'response_33_author_profileUrl': 10, 'response_6_points': 10, 'response_18_author_avatar_large_cache':</text:p>
      <text:p text:style-name="Preformatted_20_Text"><text:s/>4, 'response_46_author_avatar_small_permalink': 2, 'response_10_message': 11, 'response_8_author_username': 10, 'response_39_isEdited': 2, 'response_30_author_avatar_isCustom': 5, 'response_42_points': 10, 'response_28_parent': 6, 'response_17_author_avatar_large_cache': 5, 'response_26_parent': 10, 'response_17_id': 11, 'response_38_author_joinedAt': 8, 'response_10_author_avatar_small_permalink': 8, 'response_43_author_avatar_small_cache': 10, 'response_31_author_avatar_small_cache': 9, 'response_46_dislikes': 2, 'response_40_id': 10, 'response_28_author_joinedAt': 11, 'cursor_more': 6, 'response_22_author_avatar_small_permalink': 10, 'response_20_author_joinedAt': 11, 'response_34_author_id': 10, 'response_39_author_id': 10, 'response_20_author_avatar_large_permalink': 10, 'response_16_author_avatar_small_permalink': 10, 'response_22_author_joinedAt': 10, 'response_26_message': 11, 'response_3_author_avatar_large_cache': 11, 'response_40_message': 10, 'response_46_author_avatar_permalink': 2, 'response_4_author_avatar_small_cache': 7, 'response_0_author_id': 12, 'response_1_author_about': 9, 'response_4_createdAt': 11, 'response_31_dislikes': 9, 'response_47_author_disable3rdPartyTrackers': 2, 'response_2_author_username': 12, 'response_19_author_avatar_isCustom': 5, 'response_2_author_avatar_large_cache': 11, 'response_15_raw_message': 11, 'response_28_isEdited': 1, 'response_21_createdAt': 11, 'response_7_author_id': 10, 'response_44_author_profileUrl': 10, 'response_25_author_username': 11, 'response_7_editableUntil': 11, 'response_48_author_avatar_large_cache': 2, 'response_30_isEdited': 1, 'response_28_author_name': 11, 'response_30_parent': 9, 'response_48_author_avatar_large_permalink': 2, 'response_35_likes': 6, 'response_28_author_avatar_large_cache': 8, 'response_34_likes': 5, 'response_19_raw_message': 11, 'response_30_author_avatar_large_cache': 9, 'response_37_author_disable3rdPartyTrackers': 2, 'response_26_author_isPrivate': 4, u'scrapeTimestamp': 16, 'response_12_author_avatar_large_permalink': 10, 'response_47_dislikes': 2, 'response_6_raw_message': 11, 'response_15_author_avatar_cache': 9, 'response_23_message': 11, 'response_35_author_avatar_isCustom': 1, 'response_25_raw_message': 11, 'response_1_author_id': 12, 'response_18_points': 10, 'response_20_author_avatar_large_cache': 10, 'response_3_author_avatar_isCustom': <text:soft-page-break/>4, 'response_0_author_avatar_large_permalink': 10, 'response_20_raw_message': 11, 'response_30_author_username': 10, 'response_29_author_avatar_permalink': 11, 'response_13_author_disable3rdPartyTrackers': 1, 'response_29_author_avatar_small_permalink': 11, 'response_31_author_id': 9, 'response_7_author_username': 10, 'response_4_author_isPrivate': 5, 'cursor_id': 6, 'response_38_author_isPrivate': 3, 'response_22_createdAt': 11, 'response_7_author_name': 10, 'response_20_likes': 8, 'response_20_author_username': 11, 'response_28_editableUntil': 11, 'response_19_author_avatar_small_permalink': 10, 'response_23_author_location': 9, 'response_37_author_avatar_large_cache': 9, 'response_41_author_about': 3, 'response_35_numReports': 1, 'response_36_dislikes': 9, 'response_10_editableUntil': 11, 'response_48_author_avatar_small_permalink': 2, 'response_39_author_isPrivate': 3, 'response_33_parent': 10, 'response_6_parent': 10, 'response_14_author_avatar_small_permalink': 7, 'response_35_isEdited': 8, 'response_25_author_avatar_cache': 10, 'response_24_author_disable3rdPartyTrackers': 2, 'response_9_raw_message': 11, 'response_17_author_isPrivate': 7, 'response_46_author_avatar_cache': 2, 'response_30_createdAt': 10, 'response_3_author_id': 11, 'response_14_author_id': 10, 'response_43_raw_message': 10, 'response_45_raw_message': 10, 'response_36_author_avatar_small_permalink': 10, 'response_49_author_avatar_small_cache': 2, 'response_4_raw_message': 11, 'response_31_author_name': 9, 'response_47_id': 2, 'response_27_raw_message': 11, 'response_4_author_avatar_cache': 7, 'response_5_author_location': 1, 'response_37_author_avatar_permalink': 10, 'cursor_hasNext': 6, 'response_3_author_disable3rdPartyTrackers': 2, 'response_17_author_avatar_small_cache': 5, 'response_47_raw_message': 2, 'response_42_raw_message': 10, 'response_15_message': 11, 'response_42_author_avatar_large_cache': 10, 'response_11_author_location': 8, 'response_41_message': 10, 'response_22_isEdited': 1, 'response_37_message': 10, 'response_34_createdAt': 10, 'response_33_author_avatar_large_permalink': 10, 'response_38_author_avatar_large_permalink': 10, 'response_38_raw_message': 10, 'response_4_author_profileUrl': 11, 'response_14_author_location': 2, 'response_21_isEdited': 1, 'response_5_id': 11, 'response_43_editableUntil': 10, 'response_5_author_disable3rdPartyTrackers': 5, 'response_40_author_username': 10, 'response_47_author_profileUrl': 2, 'response_4_author_name': 11, 'response_27_author_about': 1, 'response_48_id': 2, 'response_25_points': 11, 'response_7_author_avatar_small_cache': 9, 'response_14_author_about': 3, 'response_37_id': 10, 'response_31_author_avatar_large_permalink': 9, 'response_49_parent': 1, 'response_32_raw_message': 10, 'response_17_author_signedUrl': 1, 'response_30_author_about': 1, 'response_9_author_id': 11, 'response_15_author_id': 10, 'response_25_author_isPrivate': 4, 'response_19_author_avatar_cache': 10, 'response_34_author_name': 10, 'response_28_author_about': 9, 'response_10_isEdited': 3, 'response_16_author_disable3rdPartyTrackers': 2, 'response_21_author_avatar_large_cache': 7, 'response_16_id': 11, 'response_5_author_avatar_cache': 11, 'response_9_author_about': 2, 'response_45_author_avatar_small_cache': 10, 'response_4_points': 8, 'response_9_author_avatar_small_permalink': 11, 'response_41_createdAt': 10, 'response_11_raw_message': 11, 'response_11_author_avatar_small_cache': 9, 'response_1_author_avatar_small_permalink': 12, 'response_22_id': 11, 'response_45_points': 10, 'response_37_createdAt': 10, 'response_45_author_avatar_permalink': 10, 'response_44_author_location': 1, 'response_1_id': 13, 'response_33_author_name': 10, 'response_11_message': 11, 'response_7_likes': 4, 'response_30_author_joinedAt': 10, 'response_32_author_disable3rdPartyTrackers': 2, 'response_28_author_id': 11, 'response_8_message': 11, 'response_18_author_username': 11, 'response_44_author_emailHash': 2, 'response_17_createdAt': 11, 'response_11_id': 11, 'response_41_author_id': 10, 'response_26_author_joinedAt': 11, 'response_36_id': 10, 'response_27_author_disable3rdPartyTrackers': 1, <text:soft-page-break/>'response_8_author_about': 4, 'response_8_author_avatar_large_cache': 10, 'response_16_message': 11, 'response_20_parent': 9, 'response_5_likes': 11, 'response_23_author_name': 11, 'response_49_author_joinedAt': 2, 'response_27_createdAt': 11, 'response_7_author_avatar_permalink': 9, 'response_48_author_avatar_small_cache': 2, 'response_6_author_avatar_small_cache': 10, 'response_48_author_username': 2, 'response_23_author_id': 11, 'response_49_points': 1, 'response_25_author_avatar_small_permalink': 10, 'response_27_author_avatar_cache': 10, 'response_12_author_avatar_small_permalink': 10, 'response_25_author_avatar_large_permalink': 10, 'response_44_dislikes': 1, 'response_21_author_name': 10, 'response_9_author_joinedAt': 11, 'response_12_parent': 11, 'response_6_likes': 10, 'response_12_author_avatar_large_cache': 8, 'response_30_message': 10, 'response_25_parent': 9, 'response_37_author_id': 10, 'response_13_author_name': 11, 'response_41_author_profileUrl': 10, 'response_5_author_about': 1, 'response_7_author_avatar_large_permalink': 9, 'response_42_parent': 7, 'response_17_raw_message': 11, 'response_41_likes': 9, 'response_12_author_disable3rdPartyTrackers': 1, 'response_26_dislikes': 3, 'response_46_author_isPrivate': 2, 'response_27_author_avatar_small_cache': 10, 'response_28_author_isPrivate': 6, 'response_21_author_about': 1, 'response_34_isEdited': 2, 'response_46_raw_message': 2, 'response_48_parent': 1, 'response_4_id': 11, 'response_8_author_avatar_small_permalink': 10, 'response_40_dislikes': 1, 'response_19_author_avatar_large_cache': 10, 'response_49_author_avatar_isCustom': 1, 'response_24_author_avatar_isCustom': 5, 'response_48_editableUntil': 2, 'response_24_parent': 11, 'response_8_likes': 9, 'response_44_moderationLabels_0': 2, 'response_6_author_avatar_large_cache': 10, 'response_2_author_joinedAt': 12, 'response_16_author_location': 1, 'response_15_dislikes': 2, 'response_36_parent': 5, 'response_48_author_name': 2, 'response_28_author_avatar_isCustom': 2, 'response_24_author_about': 8, 'response_37_author_joinedAt': 10, 'response_44_author_id': 8, 'response_25_author_avatar_permalink': 10, 'response_45_message': 10, 'response_40_createdAt': 10, 'response_20_author_avatar_isCustom': 5, 'response_42_author_id': 10, 'response_33_author_avatar_small_permalink': 10, 'response_13_editableUntil': 11, 'response_29_author_location': 1, 'response_8_points': 9, 'response_9_id': 11, 'response_39_author_location': 1, 'response_22_raw_message': 11, 'response_19_author_isPrivate': 6, 'response_19_isEdited': 8, 'response_13_author_location': 4, 'response_4_isEdited': 3, 'response_37_author_isPrivate': 2, 'response_45_editableUntil': 10, 'response_49_isEdited': 1, 'response_22_message': 11, 'response_15_isEdited': 1, 'response_9_author_avatar_permalink': 11, 'response_20_author_avatar_permalink': 10, 'response_49_author_avatar_large_cache': 2, 'response_0_author_avatar_isCustom': 1, 'response_4_author_disable3rdPartyTrackers': 9, 'response_6_editableUntil': 11, 'response_0_author_avatar_small_permalink': 10, 'response_11_createdAt': 11, 'response_49_author_id': 2, 'response_2_author_about': 10, 'response_22_likes': 8, 'response_28_createdAt': 11, 'response_49_editableUntil': 2, 'response_32_points': 10, 'response_44_message': 10, 'response_38_author_avatar_small_permalink': 10, 'response_38_message':</text:p>
      <text:p text:style-name="Preformatted_20_Text"><text:s/>10, 'response_29_author_isPrivate': 6, 'response_26_raw_message': 11, 'response_46_points': 2, 'response_21_author_avatar_large_permalink': 7, 'response_29_createdAt': 11, 'response_38_author_avatar_large_cache': 9, 'response_39_likes': 9, 'response_45_author_avatar_cache': 10, 'response_29_author_disable3rdPartyTrackers': 1, 'response_21_message': 11, 'response_26_editableUntil': 11, 'response_17_parent': 11, 'response_31_author_profileUrl': 9, 'response_26_isFlagged': 1, 'response_29_id': 11, 'response_36_author_location': 2, 'response_2_createdAt': 13, 'response_37_raw_message': 10, 'response_4_author_username': 11, 'response_35_author_avatar_large_permalink': 6, 'response_30_author_profileUrl': 10, 'response_24_points': 10, 'response_14_editableUntil': 11, 'response_1_likes': 10, 'response_28_dislikes': 10, 'response_31_author_avatar_cache': 9, <text:soft-page-break/>'response_1_author_name': 12, 'response_4_dislikes': 8, 'response_44_isEdited': 1, 'response_16_author_about': 1, 'response_46_author_username': 2, 'response_33_message': 10, 'response_33_author_avatar_large_cache': 10, 'response_22_author_avatar_permalink': 10, 'response_42_author_username': 10, 'response_45_author_avatar_large_cache': 10, 'response_31_author_avatar_permalink': 9, 'response_36_message': 10, 'response_24_createdAt': 11, 'response_41_author_avatar_large_permalink': 10, 'response_18_author_profileUrl': 11, 'response_21_author_isPrivate': 1, 'response_19_points': 11, 'response_18_author_isPrivate': 2, 'response_19_author_joinedAt': 11, 'response_16_author_avatar_small_cache': 8, 'response_20_editableUntil': 11, 'response_6_author_name': 10, 'response_26_author_disable3rdPartyTrackers': 1, 'response_2_author_avatar_small_permalink': 11, 'response_0_author_joinedAt': 12, 'response_38_author_isAnonymous': 2, 'response_22_author_location': 4, 'response_24_id': 11, 'response_27_author_isPrivate': 3, 'response_27_author_joinedAt': 11, 'response_3_author_joinedAt': 11, 'response_29_author_id': 11, 'response_49_author_profileUrl': 2, 'response_36_author_isPrivate': 5, 'response_7_author_joinedAt': 10, 'response_35_author_name': 9, 'response_20_isEdited': 1, 'response_26_author_avatar_small_cache': 3, 'response_24_author_avatar_permalink': 10, 'response_37_author_about': 8, 'response_13_dislikes': 2, 'response_29_author_avatar_large_permalink': 11, 'response_47_editableUntil': 2, 'response_23_id': 11, 'response_33_points': 10, 'response_17_author_avatar_large_permalink': 7, 'response_47_author_avatar_cache': 1, 'response_2_author_signedUrl': 2, 'response_25_id': 11, 'response_36_author_name': 10, 'response_46_likes': 2, 'response_41_author_avatar_permalink': 10, 'response_2_editableUntil': 13, 'response_16_likes': 10, 'response_30_dislikes': 7, 'response_38_author_username': 8, 'response_23_author_avatar_small_permalink': 10, 'response_44_author_isAnonymous': 2, 'response_5_dislikes': 2, 'response_38_isEdited': 2, 'response_11_author_profileUrl': 11, 'response_7_raw_message': 11, 'response_21_editableUntil': 11, 'response_14_author_avatar_permalink': 7, 'response_46_author_avatar_small_cache': 2, 'response_8_createdAt': 11, 'response_23_dislikes': 2, 'response_9_points': 10, 'response_2_author_isPrivate': 7, 'response_31_likes': 4, 'response_23_author_isAnonymous': 1, 'response_43_createdAt': 10, 'response_45_author_username': 10, 'response_37_isEdited': 2, 'response_0_likes': 4, 'response_2_author_avatar_isCustom': 2, 'response_25_author_name': 11, 'response_3_parent': 11, 'response_17_message': 11, 'response_13_isEdited': 2, 'response_28_author_avatar_permalink': 8, 'response_12_author_name': 11, 'response_21_likes': 6, 'response_14_author_profileUrl': 10, 'response_34_parent': 10, 'response_8_author_signedUrl': 1, 'response_1_raw_message': 13, 'response_6_author_about': 1, 'response_36_author_avatar_large_permalink': 10, 'response_13_parent': 11, 'response_30_editableUntil': 10, 'response_14_author_isPrivate': 3, 'response_24_author_avatar_large_cache': 10, 'response_35_author_avatar_cache': 5, 'response_23_author_isPowerContributor': 1, 'response_27_author_avatar_large_permalink': 10, 'response_33_author_about': 8, 'response_36_editableUntil': 10, 'response_11_author_isPrivate': 5, 'response_24_editableUntil': 11, 'response_18_author_avatar_cache': 4, 'response_15_author_isPrivate': 5, 'response_32_author_profileUrl': 9, 'response_18_author_id': 11, 'response_8_author_joinedAt': 10, 'response_18_author_name': 11, 'response_15_author_avatar_small_cache': 9, 'response_32_author_avatar_isCustom': 1, 'response_5_points': 11, 'response_15_author_avatar_large_permalink': 9, 'response_32_author_isPrivate': 4, 'response_38_author_profileUrl': 10, 'response_40_points': 9, 'response_8_author_avatar_isCustom': 3, 'response_5_author_avatar_isCustom': 5, 'response_4_author_joinedAt': 11, 'response_37_author_avatar_cache': 9, 'response_18_dislikes': 7, 'response_26_author_name': 11, 'response_38_author_avatar_permalink': 10, 'response_25_author_avatar_small_cache': 10, 'response_10_author_about': 1, 'response_21_parent': 11, <text:soft-page-break/>'response_3_editableUntil': 13, 'response_34_author_isPrivate': 6, 'response_17_author_name': 11, 'response_37_editableUntil': 10, 'response_26_author_avatar_permalink': 5, 'response_48_createdAt': 2, 'response_27_id': 11, 'response_43_author_avatar_large_permalink': 10, 'response_31_author_username': 9, 'response_8_author_profileUrl': 10, 'response_9_parent': 8, 'response_43_dislikes': 6, 'response_37_author_avatar_small_cache': 9, 'response_37_author_avatar_large_permalink': 10, 'response_33_author_username': 10, 'response_33_likes': 10, 'response_25_isEdited': 1, 'response_6_createdAt': 11, 'response_7_points': 4, 'response_17_author_disable3rdPartyTrackers': 2, 'response_49_author_avatar_small_permalink': 2, 'response_0_parent': 12, 'response_13_message': 11, 'response_12_points': 11, 'response_41_author_username': 10, 'response_20_createdAt': 11, 'response_20_author_avatar_small_cache': 10, 'response_42_author_disable3rdPartyTrackers': 1, 'response_7_author_profileUrl': 10, 'response_38_parent': 9, 'response_1_points': 10, 'response_6_author_username': 10, 'response_3_author_about': 2, 'response_34_author_avatar_cache': 9, 'response_42_author_avatar_cache': 10, 'response_12_author_isPrivate': 4, 'response_1_author_avatar_isCustom': 3, 'response_23_editableUntil': 11, 'response_21_moderationLabels_0': 1, 'response_0_author_about': 3, 'response_24_author_name': 11, 'response_11_dislikes': 2, 'response_6_author_isPrivate': 6, 'response_49_message': 2, 'response_39_author_profileUrl': 10, 'response_4_message': 11, 'response_5_createdAt': 11, 'response_9_author_avatar_isCustom': 6, 'response_3_raw_message': 13, 'response_40_isEdited': 2, 'response_48_dislikes': 2, 'response_42_message': 10, 'response_26_author_username': 11, 'response_47_author_avatar_large_permalink': 2, 'response_46_createdAt': 2, 'response_19_author_username': 11, 'response_37_author_profileUrl': 10, 'response_13_author_avatar_large_permalink': 5, 'response_40_author_name': 10, 'response_30_author_isPrivate': 7, 'response_46_editableUntil': 2, 'response_10_raw_message': 11, 'response_30_author_avatar_small_permalink': 10, 'response_46_id': 2, 'response_1_message': 13, 'response_32_author_id': 9, 'response_41_author_name': 10, 'response_49_author_avatar_large_permalink': 2, 'response_20_id': 11, 'response_39_raw_message': 10, 'response_38_author_name': 10, 'response_16_author_avatar_permalink': 10, 'response_36_author_avatar_isCustom': 4, 'response_26_points': 10, 'response_31_author_avatar_large_cache': 9, 'response_10_dislikes': 1, 'response_24_author_avatar_small_permalink': 10, 'response_44_author_joinedAt': 8, 'response_12_raw_message': 11, 'response_25_message': 11, 'response_9_author_disable3rdPartyTrackers': 3, 'response_0_author_avatar_large_cache': 10, 'response_26_createdAt': 11, 'response_15_author_username': 10, 'response_0_author_username': 12, 'response_43_author_name': 10, 'response_21_points': 11, 'response_2_points': 11, 'response_16_isEdited': 1, 'response_14_author_joinedAt': 10, 'response_44_author_avatar_cache': 6, 'response_10_author_avatar_cache': 7, 'response_6_author_profileUrl': 10, 'response_39_author_username': 10, 'response_24_raw_message': 11, 'response_28_id': 11, 'response_42_author_avatar_isCustom': 4, 'response_11_parent': 11, 'response_4_author_avatar_isCustom': 2, 'response_0_author_name': 12, 'response_13_id': 11, 'response_45_author_about': 1, 'response_45_author_avatar_small_permalink': 10, 'response_36_points': 10, 'response_7_parent': 11, 'response_7_author_avatar_cache': 9, 'response_46_message': 2, 'response_30_author_name': 10, 'response_15_id': 11, 'response_16_raw_message': 11, 'response_22_author_avatar_cache': 10, 'response_26_numReports': 1, 'response_24_message': 11, 'response_29_author_about': 3, 'response_19_author_avatar_large_permalink': 10, 'response_5_author_profileUrl': 11, 'response_35_createdAt': 10, 'response_44_author_username': 8, 'response_39_author_avatar_cache': 10, 'response_43_author_avatar_small_permalink': 10, 'response_36_author_disable3rdPartyTrackers': 2, 'response_10_author_avatar_small_cache': 7, 'response_42_isEdited': 1, 'response_39_author_joinedAt': 10, 'response_43_id': 10, 'response_44_createdAt': <text:soft-page-break/>10, 'response_22_author_profileUrl': 10, 'response_18_editableUntil': 11, 'response_40_likes': 9, 'response_7_author_location': 1, 'response_47_author_avatar_small_cache': 1, 'response_34_message': 10, 'response_23_author_isPrivate': 4, 'response_45_author_avatar_isCustom': 7, 'response_25_author_avatar_isCustom': 4, 'response_3_author_location': 2, 'response_23_author_avatar_large_cache': 10, 'response_32_author_avatar_permalink': 7, 'response_39_author_avatar_large_permalink': 10, 'response_18_author_avatar_small_permalink': 6, 'response_32_id': 10, 'response_15_author_avatar_large_cache': 9, 'response_12_likes':</text:p>
      <text:p text:style-name="Preformatted_20_Text"><text:s/>10, 'response_26_id': 11, 'response_8_author_avatar_cache': 10, 'response_44_numReports': 1, 'response_11_author_id': 11, 'response_31_author_avatar_isCustom': 5, 'response_1_author_avatar_small_cache': 12, 'response_36_author_joinedAt': 10, 'response_45_author_name': 10, 'response_38_author_avatar_cache': 9, 'response_40_author_avatar_large_cache': 4, 'response_31_points': 8, 'response_19_parent': 10, 'response_44_likes': 10, 'response_3_points': 10, 'response_39_author_name': 10, 'response_2_author_name': 12, 'response_27_author_avatar_large_cache': 10, 'response_7_author_isPrivate': 5, 'response_16_editableUntil': 11, 'response_47_author_username': 2, 'response_44_author_avatar_large_cache': 6, 'response_33_id': 10, 'response_27_author_name': 11, 'response_10_author_isPrivate': 6, 'response_13_author_about': 4, 'response_36_author_about': 2, 'response_17_author_joinedAt': 11, 'response_48_author_avatar_isCustom': 2, 'response_33_dislikes': 2, 'response_39_parent': 10, 'response_9_author_avatar_cache': 11, 'response_4_likes': 3, 'response_45_author_joinedAt': 10, 'response_46_author_isPowerContributor': 1, 'response_8_id': 11, 'response_46_author_name': 2, 'response_5_message': 11, 'response_28_author_location': 8, 'response_44_author_isPrivate': 2, 'response_27_author_username': 11, 'response_29_message': 11, 'response_0_author_disable3rdPartyTrackers': 9, 'response_20_author_about': 1, 'response_32_author_joinedAt': 9, 'response_9_author_username': 11, 'response_36_author_avatar_small_cache': 9, 'response_35_editableUntil': 10, 'response_45_createdAt': 10, 'response_21_author_profileUrl': 10, 'response_7_createdAt': 11, 'response_15_editableUntil': 11, 'response_37_author_avatar_small_permalink': 10, 'response_35_isFlagged': 1, 'response_6_author_avatar_cache': 10, 'response_25_author_joinedAt': 11, 'response_10_author_avatar_large_cache': 7, 'response_0_dislikes': 8, 'response_31_author_joinedAt': 9, 'response_32_author_about': 1, 'response_22_points': 7, 'response_13_createdAt': 11, 'response_20_author_profileUrl': 11, 'response_9_author_name': 11, 'response_31_parent': 10, 'response_48_author_profileUrl': 2, 'response_32_editableUntil': 10, 'response_20_message': 11, 'response_16_author_name': 11, 'response_40_author_disable3rdPartyTrackers': 2, 'response_10_id': 11, 'response_14_message': 11, 'response_31_author_disable3rdPartyTrackers': 2, 'response_45_isEdited': 1, 'response_43_author_username': 10, 'response_32_author_avatar_small_permalink': 7, 'response_32_author_avatar_large_cache': 7, 'response_40_author_avatar_small_cache': 4, 'response_38_likes': 10, 'response_23_author_avatar_isCustom': 4, 'response_5_author_avatar_small_cache': 11, 'response_22_author_isPrivate': 5, 'response_2_parent': 12, 'response_49_raw_message': 2, 'response_3_author_avatar_small_cache': 11, 'response_40_author_avatar_permalink': 6, 'response_22_editableUntil': 11, 'response_12_author_location': 2, 'response_32_message': 10, 'response_2_author_id': 12, 'response_27_author_avatar_isCustom': 5, 'response_20_author_avatar_small_permalink': 10, 'response_0_author_isPrivate': 8, 'response_43_author_avatar_cache': 10, 'response_14_id': 11, 'response_29_author_avatar_isCustom': 4, 'response_5_author_avatar_large_permalink': 11, 'response_43_author_avatar_isCustom': 6, 'response_18_id': 11, 'response_42_createdAt': 10, 'response_0_author_avatar_small_cache': 10, <text:soft-page-break/>'response_41_raw_message': 10, 'response_44_author_about': 1, 'response_6_id': 11, 'response_6_author_avatar_isCustom': 6, 'response_9_author_avatar_large_cache': 11, 'response_13_points': 6, 'response_7_author_disable3rdPartyTrackers': 2, 'response_26_author_avatar_large_cache': 3, 'response_11_author_avatar_large_cache': 9, 'response_27_author_id': 11, 'response_23_author_about': 10, 'response_19_createdAt': 11, 'response_8_parent': 7, 'response_37_author_name': 10, 'response_14_author_disable3rdPartyTrackers': 8, 'response_42_id': 10, 'response_47_likes': 2, 'response_21_author_avatar_cache': 7, 'response_40_parent': 7, 'response_8_author_avatar_large_permalink': 10, 'response_38_points': 10, 'response_7_message': 11, 'response_29_likes': 6, 'response_45_author_id': 10, 'response_25_author_avatar_large_cache': 10, 'response_22_author_about': 4, 'response_38_moderationLabels_0': 2, 'response_23_author_username': 11, 'response_12_editableUntil': 11, 'response_5_author_avatar_permalink': 11, 'response_15_author_avatar_isCustom': 3, 'response_33_author_location': 1, 'response_30_author_location': 2, 'response_18_raw_message': 11, 'response_34_author_avatar_isCustom': 5, 'response_2_isEdited': 4, 'response_26_author_avatar_cache': 3, 'response_39_createdAt': 10, 'response_36_isEdited': 2, 'response_6_author_joinedAt': 10, 'response_4_author_avatar_permalink': 7, 'response_2_raw_message': 13, 'response_49_author_avatar_cache': 2, 'response_4_author_about': 2, 'response_42_author_joinedAt': 10, 'response_34_author_avatar_large_cache': 9, 'response_8_author_name': 10, 'response_31_editableUntil': 10, 'response_20_author_location': 1, 'response_2_author_location': 10, 'response_28_author_avatar_large_permalink': 8, 'response_44_author_avatar_small_permalink': 8, 'response_5_parent': 11, 'response_8_dislikes': 1, 'response_5_author_avatar_small_permalink': 11, 'response_47_message': 2, 'response_28_author_avatar_small_cache': 8, 'response_1_author_joinedAt': 12, 'response_19_author_name': 11, 'response_27_message': 11, 'response_3_author_avatar_small_permalink': 11, 'response_25_author_id': 11, 'response_26_author_avatar_small_permalink': 5, 'response_12_isEdited': 1, 'response_3_author_name': 11, 'response_46_author_location': 1, 'response_29_raw_message': 11, 'response_16_author_avatar_cache': 8, 'response_37_points': 9, 'response_11_author_avatar_small_permalink': 10, 'response_7_author_avatar_small_permalink': 9, 'response_17_editableUntil': 11, 'response_28_raw_message': 11, 'response_41_points': 9, 'response_7_id': 11, 'response_42_author_name': 10, 'response_12_id': 11, 'response_35_id': 10, 'response_23_author_joinedAt': 11, 'response_49_author_avatar_permalink': 2, 'response_14_author_name': 10, 'response_41_author_avatar_cache': 10, 'response_14_parent': 11, 'response_17_author_avatar_small_permalink': 7, 'response_1_dislikes': 1, 'response_33_createdAt': 10, 'response_46_author_about': 1, 'response_5_raw_message': 11, 'response_27_dislikes': 3, 'response_28_author_url': 8, 'response_24_author_isPrivate': 6, 'response_27_likes': 8, 'response_39_id': 10, 'response_20_author_isPrivate': 4, 'response_3_author_avatar_permalink': 11, 'response_30_author_avatar_permalink': 10, 'response_38_dislikes': 1, 'response_20_dislikes': 3, 'response_43_likes': 9, 'response_0_author_avatar_permalink': 10, 'response_43_author_avatar_permalink': 10, 'response_0_id': 13, 'response_0_message': 13, 'response_19_author_avatar_permalink': 10, 'response_46_author_avatar_isCustom': 2, 'response_38_editableUntil': 10, 'response_27_author_avatar_small_permalink': 10, 'response_25_author_profileUrl': 11, 'response_5_isEdited': 2, 'response_4_parent': 11, 'response_46_author_profileUrl': 2, 'response_36_author_avatar_cache': 9, 'response_35_author_joinedAt': 9, 'response_1_author_disable3rdPartyTrackers': 2, 'response_14_author_username': 10, 'response_26_author_profileUrl': 11, 'response_24_author_avatar_large_permalink': 10, 'response_47_createdAt': 2, 'response_31_id': 10, 'response_37_dislikes': 2, 'response_46_author_isAnonymous': 1, 'response_14_createdAt': 11, 'response_45_author_disable3rdPartyTrackers': 2, 'response_45_author_avatar_large_permalink': 10, 'response_8_author_isPrivate': 9, 'response_40_author_isPrivate': 6, 'response_46_author_id': 2, <text:soft-page-break/>'response_41_dislikes': 2, 'response_42_author_avatar_small_cache': 10, 'response_42_author_avatar_large_permalink': 10, 'response_29_author_name': 11, 'response_8_raw_message': 11, 'response_2_author_avatar_small_cache': 11, 'response_23_author_isPrimary': 1, 'response_6_author_disable3rdPartyTrackers': 5, 'response_19_likes': 11, 'response_3_author_avatar_large_permalink': 11, 'response_20_points': 9, 'response_15_author_location': 2, 'response_27_points': 9, 'response_40_editableUntil': 10, 'response_47_points': 2, 'response_0_author_avatar_cache': 10, 'response_24_author_avatar_cache': 10, 'response_30_author_id': 10, 'response_17_author_about': 1, 'response_16_author_username': 11, 'response_36_createdAt': 10, 'response_43_author_joinedAt': 10, 'response_17_author_id': 11, 'response_47_author_joinedAt': 2, 'response_22_parent': 11, 'response_13_author_isPrivate': 7, 'response_3_createdAt': 13, 'response_11_author_avatar_permalink': 10, 'response_21_author_username': 9, 'response_18_createdAt': 11, 'response_40_author_avatar_large_permalink': 6, 'response_17_author_profileUrl': 11, 'response_2_author_profileUrl': 12, 'response_8_author_id': 10, 'response_11_author_avatar_isCustom': 4, 'response_11_author_avatar_cache': 9, 'response_14_author_avatar_large_permalink': 7, 'response_29_dislikes': 10, 'response_26_author_avatar_large_permalink': 5, 'response_34_id': 10, 'response_47_author_avatar_small_permalink': 2, 'response_28_author_signedUrl': 8, 'response_10_author_joinedAt': 10, 'response_35_dislikes': 3, 'response_2_author_url': 2, 'response_20_author_name': 11, 'response_19_editableUntil': 11, 'response_27_editableUntil': 11, 'response_40_author_avatar_cache': 4, 'response_2_id': 13, 'response_24_likes': 10, 'response_29_author_joinedAt': 11, 'response_15_points': 9, 'response_41_author_joinedAt': 10, 'response_35_author_avatar_large_cache': 5, 'response_12_message': 11, 'response_36_raw_message': 10, 'response_18_parent': 11, 'response_30_raw_message': 10, 'response_23_author_avatar_permalink': 10, 'response_14_points': 4, 'response_7_author_about': 3, 'response_29_editableUntil': 11, 'response_39_author_avatar_isCustom':</text:p>
      <text:p text:style-name="Preformatted_20_Text"><text:s/>5, 'response_48_points': 1, 'response_11_author_about': 8, 'response_35_author_avatar_permalink': 6, 'response_33_author_avatar_cache': 10, 'response_41_author_isPrivate': 5, 'response_40_raw_message': 10, 'response_45_parent': 8, 'response_3_author_isPrivate': 6, 'response_8_author_avatar_permalink': 10, 'response_16_author_joinedAt': 11, 'response_39_author_avatar_large_cache': 10, 'response_21_author_joinedAt': 9, 'response_47_author_id': 2, 'response_35_raw_message': 10, 'response_4_author_avatar_small_permalink': 7, 'response_19_message': 11, 'response_9_createdAt': 11, 'response_28_author_username': 11, 'response_23_likes': 9, 'response_16_createdAt': 11, 'response_4_author_avatar_large_permalink': 7, 'response_22_author_avatar_small_cache': 10, 'response_10_author_name': 10, 'response_15_author_name': 10, 'response_18_author_avatar_large_permalink': 6, 'response_21_author_avatar_permalink': 7, 'response_21_dislikes': 11, 'response_44_points': 10, 'response_15_createdAt': 11, 'response_10_points': 6, 'response_0_createdAt': 13, 'response_23_author_avatar_small_cache': 10, 'response_14_dislikes': 2, 'response_10_author_disable3rdPartyTrackers': 8, 'response_45_author_location': 1, 'response_15_author_avatar_permalink': 9, 'response_8_author_avatar_small_cache': 10, 'response_31_author_isPrivate': 5, 'response_43_author_isPrivate': 7, 'response_9_author_avatar_small_cache': 11, 'response_9_author_profileUrl': 11, 'response_13_author_profileUrl': 11, 'response_9_message': 11, 'response_32_createdAt': 10, 'response_14_author_avatar_large_cache': 7, 'response_46_parent': 1, 'response_49_author_name': 2, 'response_41_author_avatar_large_cache': 10, 'response_35_author_isPrivate': 4, 'response_34_dislikes': 8, 'response_5_editableUntil': 11, 'response_5_author_id': 11, 'response_32_author_username': 9, 'response_17_author_avatar_permalink': 7, 'response_22_author_avatar_large_permalink': 10, 'response_36_author_username': 10, 'response_23_createdAt': 11, 'response_12_author_username': 11, 'response_37_likes': 9, 'response_33_editableUntil': 10, <text:soft-page-break/>'response_4_author_avatar_large_cache': 7, 'response_17_author_avatar_cache': 5, 'response_35_message': 10, 'response_21_author_id': 9, 'response_10_likes': 7, 'response_27_isEdited': 2, 'response_35_parent': 10, 'response_15_author_avatar_small_permalink': 9, 'response_20_author_id': 11, 'response_6_author_avatar_large_permalink': 10, 'response_12_author_joinedAt': 11, 'response_3_id': 13, 'response_13_likes': 5, 'response_2_message': 13, 'response_2_dislikes': 2, 'response_40_author_profileUrl': 10, 'response_43_author_id': 10, 'response_34_raw_message': 10, 'response_38_id': 10, 'response_18_likes': 8, 'response_9_editableUntil': 11, 'response_47_author_avatar_permalink': 2, 'response_2_author_disable3rdPartyTrackers': 4, 'response_33_raw_message': 10, 'response_16_author_isPrivate': 5, 'response_32_author_avatar_cache': 7, 'response_0_author_profileUrl': 12, 'response_34_author_avatar_permalink': 10, 'response_43_message': 10, 'response_3_author_profileUrl': 11, 'response_49_likes': 2, 'response_24_author_profileUrl': 11, 'response_29_points': 10, 'response_32_author_avatar_large_permalink': 7, 'response_22_dislikes': 2, 'response_16_author_avatar_large_cache': 8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5" meta:word-count="2515" meta:character-count="42873" meta:non-whitespace-character-count="40359"/>
    <meta:generator>LibreOffice/6.0.6.2$Linux_X86_64 LibreOffice_project/00m0$Build-2</meta:generator>
  </office:meta>
</office:document-meta>
</file>